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margin-left="0.5516in" fo:margin-right="0in" fo:text-indent="-0.3937in" style:auto-text-indent="false" style:text-autospace="none">
        <style:tab-stops/>
      </style:paragraph-properties>
    </style:style>
    <style:style style:name="P2" style:family="paragraph" style:parent-style-name="Standard">
      <style:paragraph-properties fo:margin-left="0in" fo:margin-right="0in" fo:text-indent="0in" style:auto-text-indent="false" style:text-autospace="none">
        <style:tab-stops/>
      </style:paragraph-properties>
      <style:text-properties fo:font-size="12pt"/>
    </style:style>
    <style:style style:name="P3" style:family="paragraph" style:parent-style-name="Standard">
      <style:text-properties style:use-window-font-color="true" style:font-name="Nimbus Roman No9 L" fo:font-size="10pt"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break-before="column"/>
    </style:style>
    <style:style style:name="P6" style:family="paragraph" style:parent-style-name="Standard">
      <style:text-properties style:use-window-font-color="true" fo:font-size="10pt" style:font-size-asian="10pt" style:font-size-complex="10pt"/>
    </style:style>
    <style:style style:name="P7" style:family="paragraph">
      <style:paragraph-properties fo:text-align="center"/>
    </style:style>
    <style:style style:name="P8" style:family="paragraph" style:parent-style-name="Standard">
      <style:text-properties fo:font-size="12pt" style:font-size-asian="12pt" style:font-size-complex="12pt"/>
    </style:style>
    <style:style style:name="P9" style:family="paragraph" style:parent-style-name="Text_20_body">
      <style:text-properties fo:font-variant="normal" fo:text-transform="none" style:font-name="arial" fo:font-size="8.25pt" fo:font-style="italic" fo:font-weight="normal"/>
    </style:style>
    <style:style style:name="P10" style:family="paragraph" style:parent-style-name="Text_20_body">
      <style:paragraph-properties fo:break-before="page"/>
      <style:text-properties fo:font-variant="normal" fo:text-transform="none" style:font-name="arial" fo:font-size="8.25pt" fo:font-style="italic" fo:font-weight="normal"/>
    </style:style>
    <style:style style:name="P11" style:family="paragraph">
      <style:text-properties style:font-name="Nimbus Roman No9 L1" fo:font-size="12pt"/>
    </style:style>
    <style:style style:name="P12" style:family="paragraph" style:parent-style-name="Heading_20_3">
      <style:paragraph-properties fo:break-before="page"/>
      <style:text-properties fo:font-size="12pt"/>
    </style:style>
    <style:style style:name="P13" style:family="paragraph" style:parent-style-name="Heading_20_3">
      <style:text-properties fo:font-size="12pt"/>
    </style:style>
    <style:style style:name="P14" style:family="paragraph" style:parent-style-name="Standard">
      <style:text-properties fo:font-variant="normal" fo:text-transform="none" style:font-name="arial" fo:font-size="12pt" fo:font-style="italic" fo:font-weight="normal" style:font-size-asian="12pt" style:font-weight-asian="normal" style:font-size-complex="12pt" style:font-weight-complex="normal"/>
    </style:style>
    <style:style style:name="P15" style:family="paragraph" style:parent-style-name="Standard">
      <style:text-properties style:use-window-font-color="true" style:font-name="Nimbus Roman No9 L" fo:font-size="10pt" fo:font-weight="normal" style:font-size-asian="10pt" style:font-weight-asian="normal" style:font-size-complex="10pt" style:font-weight-complex="normal"/>
    </style:style>
    <style:style style:name="P16" style:family="paragraph" style:parent-style-name="Standard">
      <style:paragraph-properties fo:break-before="column"/>
      <style:text-properties fo:font-size="10pt" style:font-size-asian="10pt" style:font-size-complex="10pt"/>
    </style:style>
    <style:style style:name="P17" style:family="paragraph" style:parent-style-name="Standard">
      <style:paragraph-properties fo:margin-left="0.5516in" fo:margin-right="0in" fo:text-indent="-0.3937in" style:auto-text-indent="false" fo:break-before="page" style:text-autospace="none">
        <style:tab-stops/>
      </style:paragraph-properties>
    </style:style>
    <style:style style:name="P18" style:family="paragraph" style:parent-style-name="Standard">
      <style:paragraph-properties fo:margin-left="0.5516in" fo:margin-right="0in" fo:text-indent="-0.3937in" style:auto-text-indent="false" style:text-autospace="none">
        <style:tab-stops/>
      </style:paragraph-properties>
      <style:text-properties fo:font-size="12pt"/>
    </style:style>
    <style:style style:name="P19" style:family="paragraph" style:parent-style-name="Standard">
      <style:paragraph-properties fo:margin-left="0.5516in" fo:margin-right="0in" fo:text-indent="-0.3937in" style:auto-text-indent="false" style:text-autospace="none">
        <style:tab-stops/>
      </style:paragraph-properties>
      <style:text-properties fo:font-variant="normal" fo:text-transform="none" style:font-name="arial" fo:font-size="12pt" fo:font-style="italic" fo:font-weight="normal" style:font-size-asian="12pt" style:font-weight-asian="normal" style:font-size-complex="12pt" style:font-weight-complex="normal"/>
    </style:style>
    <style:style style:name="T1" style:family="text">
      <style:text-properties fo:font-size="24pt" fo:font-weight="bold"/>
    </style:style>
    <style:style style:name="T2" style:family="text">
      <style:text-properties fo:font-weight="bold"/>
    </style:style>
    <style:style style:name="T3" style:family="text">
      <style:text-properties style:font-name="Nimbus Roman No9 L" fo:font-size="24pt" fo:font-style="normal" fo:font-weight="bold" style:font-name-asian="Nimbus Roman No9 L" style:font-size-asian="24pt" style:font-style-asian="normal" style:font-weight-asian="bold" style:font-name-complex="Nimbus Roman No9 L" style:font-size-complex="24pt"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style:font-name="Nimbus Roman No9 L1" fo:font-size="12pt"/>
    </style:style>
    <style:style style:name="T8" style:family="text">
      <style:text-properties style:font-name="Nimbus Roman No9 L1" fo:font-size="12pt" fo:font-style="italic" style:font-style-asian="italic" style:font-style-complex="italic"/>
    </style:style>
    <style:style style:name="T9" style:family="text">
      <style:text-properties style:font-weight-asian="normal" style:font-weight-complex="normal"/>
    </style:style>
    <style:style style:name="T10" style:family="text">
      <style:text-properties style:use-window-font-color="true" fo:font-size="10pt" style:font-size-asian="10pt" style:font-size-complex="10pt"/>
    </style: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svg:width="6.7921in" svg:height="0.8539in" svg:x="0.0992in" svg:y="-0.0402in"><draw:text-box><text:p><text:span text:style-name="T1">Aries</text:span> (March 21 - April 19) <text:s/></text:p><text:p>Wild peals of laughter will surround you this week when you're unexpectedly struck in the nuts by cancer. --<text:span text:style-name="T2">The Onion</text:span></text:p></draw:text-box></draw:frame><text:span text:style-name="T3"/></text:p>
      <text:p text:style-name="P1"><text:span text:style-name="T3"/></text:p>
      <text:p text:style-name="P2"/>
      <text:p text:style-name="P2"><text:span text:style-name="T4">San Francisco Chronicle </text:span>–<text:span text:style-name="T5"> Christopher Renstrom</text:span></text:p>
      <text:p text:style-name="P3">You’ve had all you can take of people’s problems and are ready for a change of scene. Run, don’t walk! </text:p>
      <text:p text:style-name="P3"/>
      <text:p text:style-name="P3">Looking to expand your holiday entertaining repertory? Attend a wine tasting or enroll in a cooking class. Remember to sip and sample sparingly. </text:p>
      <text:p text:style-name="P3"/>
      <text:p text:style-name="P3">Be upfront because you’ll be getting the third degree from a boss today. If you are hiding something, then plead the Fifth. </text:p>
      <text:p text:style-name="P3"/>
      <text:p text:style-name="P3"><text:bookmark text:name="CANCER"/>The more you fixate on a rival’s plus points, the more you exaggerate your faults. Competition is tough enough. You don’t need to add to it.</text:p>
      <text:p text:style-name="P3"/>
      <text:p text:style-name="P3"/>
      <text:p text:style-name="P3"/>
      <text:p text:style-name="P3"/>
      <text:p text:style-name="P3"/>
      <text:p text:style-name="P3"/>
      <text:p text:style-name="Standard"/>
      <text:p text:style-name="Standard"><text:span text:style-name="T4">London Times </text:span>– Shelley von Strunckel</text:p>
      <text:p text:style-name="P3">Uncaring as keeping your support to a minimum seems, it’s the only way you’ll avoid others’ dramas taking over your life</text:p>
      <text:p text:style-name="P3"/>
      <text:p text:style-name="P3">Obviously, you won't be pleased that you're facing a series of obstacles</text:p>
      <text:p text:style-name="Standard"/>
      <text:p text:style-name="P4">For ages there’s been talk of changes in your work or lifestyle. This has been going on for so long that you’re really not taking it seriously</text:p>
      <text:p text:style-name="P4"/>
      <text:p text:style-name="P4">It’s unusual to regard problems as the first step to progress, but that’s exactly what they are</text:p>
      <text:p text:style-name="Standard"/>
      <text:p text:style-name="P5"/>
      <text:p text:style-name="Standard"/>
      <text:p text:style-name="Standard"/>
      <text:p text:style-name="Standard"/>
      <text:p text:style-name="Standard"/>
      <text:p text:style-name="Standard"><text:span text:style-name="T4">Los Angeles Times</text:span> - <text:s/>Holiday Mathis</text:p>
      <text:p text:style-name="P6">The treadmill of your working life takes more energy than usual. Rest tonight, and don't hang onto useless worries, like whether or not you've done enough or made enough money.</text:p>
      <text:p text:style-name="P6"/>
      <text:p text:style-name="P6">Financial options expand once the world finds out that you can do a job like nobody else can. In the meantime, the socializing you do helps too. Make yourself available for fun and friendship.<text:line-break/></text:p>
      <text:p text:style-name="P6">Get ready for a flood of work. Is your support team in place? Test out your personal system of checks and balances to make sure that nothing gets washed away in this deluge.<text:line-break/></text:p>
      <text:p text:style-name="P6">Obstacles on your career path can be overcome with a little strength and a lot of stamina. Concentrate on doing what you do well. Others lend their expertise, and together, you create a fine outcome.<text:line-break/></text:p>
      <text:p text:style-name="Standard"><draw:line text:anchor-type="paragraph" draw:z-index="24" draw:style-name="gr2" draw:text-style-name="P7" svg:x1="-3.7693in" svg:y1="0.0055in" svg:x2="3.7205in" svg:y2="0.0055in"><text:p/></draw:line></text:p>
      <text:p text:style-name="Standard"/>
      <text:p text:style-name="Standard"/>
      <text:p text:style-name="P8"><text:span text:style-name="T4">Chicago Sun-Times</text:span> – Georgia Nicols</text:p>
      <text:p text:style-name="P4">Because the sun opposes your sign now, you might get the feeling that others are opposing you, as well. Actually, this could be the case. But often it's just your perception. The next two weeks are a great opportunity for you to learn more about how you relate to others. Why not take a peek?</text:p>
      <text:p text:style-name="P4"/>
      <text:p text:style-name="P4">This is an appropriate time to give serious thought to your values. Yes, you're thinking about money: how to earn it and how to spend it. But that's just level one. What about going deeper? For example, for you -- what really matters in life?</text:p>
      <text:p text:style-name="P4"/>
      <text:p text:style-name="P4">No matter how hard you're working right now, make extra time to have fun. Romance, love affairs, sports, playful times with children and anything to do with the arts or the entertainment world are where it's at for you. Set aside time for fun.</text:p>
      <text:p text:style-name="P4"/>
      <text:p text:style-name="Standard"><text:span text:style-name="T6">It's very likely at this time (perhaps even today) that bosses, parents, teachers and VIPs will notice you, and ask you to accept increased responsibilities. If this happens, don't hesitate to accept. You won't have to do anything special -- and everyone will think you're great.</text:span></text:p>
      <text:p text:style-name="P9"/>
      <text:p text:style-name="P10"><draw:frame text:anchor-type="paragraph" draw:z-index="1" draw:style-name="gr1" svg:width="6.7921in" svg:height="0.8539in" svg:x="0.0992in" svg:y="0.0425in"><draw:text-box><text:p text:style-name="P11"><text:span text:style-name="T1">Taurus </text:span>(April 20 - May 20)</text:p><text:p><text:span text:style-name="T7">They've called you spineless, thin-skinned, a lowly bottom feeder. But then you're </text:span><text:span text:style-name="T8">Rhopilema verrilli</text:span><text:span text:style-name="T7">, a species of jellyfish known for its creamy white color and deep swimming bell. </text:span><text:s/>--<text:span text:style-name="T2">The Onion</text:span></text:p></draw:text-box></draw:frame></text:p>
      <text:p text:style-name="P1"><text:span text:style-name="T3"/></text:p>
      <text:p text:style-name="P1"><text:span text:style-name="T3"/></text:p>
      <text:p text:style-name="P2"><text:span text:style-name="T4">San Francisco Chronicle </text:span>–<text:span text:style-name="T5"> Christopher Renstrom</text:span></text:p>
      <text:p text:style-name="P3"><text:bookmark text:name="GEMINI"/>Looking to expand your holiday entertaining repertory? Attend a wine tasting or enroll in a cooking class. Remember to sip and sample sparingly.</text:p>
      <text:p text:style-name="P3"/>
      <text:p text:style-name="P3">A close friend comes into some money-- or receives perks that he can’t possibly use by himself. Stick close and benefit from trickle down economics.</text:p>
      <text:p text:style-name="P2"/>
      <text:p text:style-name="P3">You’re at the breaking point with a loved one, but hang in there. You’re both stubborn, which is why change is never easy—but it’s on the way.</text:p>
      <text:p text:style-name="P3"/>
      <text:p text:style-name="P3">You don’t like going behind anyone’s back to get things done, but a supervisor left you no choice. Do what you know is right.</text:p>
      <text:p text:style-name="Standard"/>
      <text:p text:style-name="Standard"/>
      <text:p text:style-name="Standard"/>
      <text:p text:style-name="Standard"/>
      <text:p text:style-name="Standard"><text:span text:style-name="T4">London Times </text:span>– Shelley von Strunckel</text:p>
      <text:p text:style-name="P4">You’re supporting certain temperamental individuals who are having nervous breakdowns about the changes in their lives</text:p>
      <text:p text:style-name="P4"/>
      <text:p text:style-name="P4">Recent practical problems and difference with others have put you in a reflective mood</text:p>
      <text:p text:style-name="P4"/>
      <text:p text:style-name="P4">You can deal with almost anybody as long as you can figure out what makes them tick. Knowing this, you can plan </text:p>
      <text:p text:style-name="P4"/>
      <text:p text:style-name="P4">It’s unusual to regard problems as the first step to progress, but that’s exactly what they are</text:p>
      <text:p text:style-name="Standard"/>
      <text:p text:style-name="P5"/>
      <text:p text:style-name="Standard"/>
      <text:p text:style-name="Standard"/>
      <text:p text:style-name="Standard"/>
      <text:p text:style-name="Standard"/>
      <text:p text:style-name="Standard"><text:span text:style-name="T4">Los Angeles Times</text:span> - <text:s/>Holiday Mathis</text:p>
      <text:p text:style-name="P6">Financial options expand once the world finds out that you can do a job like nobody else can. In the meantime, the socializing you do helps too. Make yourself available for fun and friendship.<text:line-break/></text:p>
      <text:p text:style-name="P6">The treadmill of your working life takes more energy than usual. Rest tonight, and don't hang onto useless worries, like whether or not you've done enough or made enough money.</text:p>
      <text:p text:style-name="P6"/>
      <text:p text:style-name="P6">What you want to give might not be what others need. But with a slight tweak to your output, the result is a feeling of real contribution and then incredible self-esteem.<text:line-break/></text:p>
      <text:p text:style-name="P6">You're fast becoming comfortable in a situation, but you'll change that. You don't want to get lazy or stagnate in a scene that's far below your abilities. </text:p>
      <text:p text:style-name="Standard"/>
      <text:p text:style-name="Standard"><draw:line text:anchor-type="paragraph" draw:z-index="25" draw:style-name="gr2" draw:text-style-name="P7" svg:x1="-3.7693in" svg:y1="0.0472in" svg:x2="3.7098in" svg:y2="0.0472in"><text:p/></draw:line></text:p>
      <text:p text:style-name="Standard"/>
      <text:p text:style-name="P8"><text:span text:style-name="T4">Chicago Sun-Times</text:span><text:span text:style-name="T9"> – Georgia Nicols</text:span></text:p>
      <text:p text:style-name="P4">This is an appropriate time to give serious thought to your values. Yes, you're thinking about money: how to earn it and how to spend it. But that's just level one. What about going deeper? For example, for you -- what really matters in life?</text:p>
      <text:p text:style-name="P4"/>
      <text:p text:style-name="P4">Success comes more easily if you know how to go with the flow. Sometimes you should hunker down at home and keep a low profile. Other times, you need to go out and flash your colors. Now is the time to get out and talk to everyone, unless you're reading, writing and studying.</text:p>
      <text:p text:style-name="P4"/>
      <text:p text:style-name="P4">This is an excellent time to sort out loose details regarding shared property, insurance matters, estates, inheritances, debt, taxes and anything you own jointly with someone else. Return borrowed items. Reclaim things that were borrowed from you. (Including the piano.)</text:p>
      <text:p text:style-name="P4"/>
      <text:p text:style-name="P4">Publishing, the media, higher education, medicine and the law really get a boost now in your life. Some of you will be traveling, as well. The bottom line is simply this: You're eager to learn something. You want adventure. You want more out of life. Ladies and gentlemen, start your engines.</text:p>
      <text:h text:style-name="P12" text:outline-level="3" text:is-list-header="true"><draw:frame text:anchor-type="paragraph" draw:z-index="2" draw:style-name="gr1" svg:width="6.7921in" svg:height="0.8539in" svg:x="0.0472in" svg:y="0.0402in"><draw:text-box><text:p text:style-name="P11"><text:span text:style-name="T1">Gemini</text:span> (May 21 - June 21)</text:p><text:p><text:span text:style-name="T7">You've tried to go it alone but, sadly, what the act of sexual stimulation really needs is a woman's touch.</text:span> --<text:span text:style-name="T2">The Onion</text:span></text:p></draw:text-box></draw:frame></text:h>
      <text:h text:style-name="P13" text:outline-level="3" text:is-list-header="true"/>
      <text:p text:style-name="P14"/>
      <text:h text:style-name="P13" text:outline-level="3" text:is-list-header="true">San Francisco Chronicle –<text:span text:style-name="T5"> Christopher Renstrom</text:span></text:h>
      <text:p text:style-name="P3">Be upfront because you’ll be getting the third degree from a boss today. If you are hiding something, then plead the Fifth. <text:bookmark text:name="CANCER1"/></text:p>
      <text:p text:style-name="P15"/>
      <text:p text:style-name="P15">The more you fixate on a rival’s plus points, the more you exaggerate your faults. Competition is tough enough. You don’t need to add to it.</text:p>
      <text:p text:style-name="P15"/>
      <text:p text:style-name="P15">Once again a starting date is pushed back. Don’t be discouraged because this strengthens prospects for success.</text:p>
      <text:p text:style-name="P15"/>
      <text:p text:style-name="P15">A close friend comes into some money-- or receives perks that he can’t possibly use by himself. Stick close and benefit from trickle down economics.</text:p>
      <text:p text:style-name="Standard"/>
      <text:p text:style-name="Standard"/>
      <text:p text:style-name="Standard"/>
      <text:p text:style-name="Standard"/>
      <text:p text:style-name="Standard"><text:span text:style-name="T4">London Times </text:span>– Shelley von Strunckel</text:p>
      <text:p text:style-name="P4">Recent practical problems and difference with others have put you in a reflective mood</text:p>
      <text:p text:style-name="P4"/>
      <text:p text:style-name="P4">The time and thought you invest in acknowledging what no longer serves you means you won’t be taking these with you into the future</text:p>
      <text:p text:style-name="P4"/>
      <text:p text:style-name="P4">It’s unusual to regard problems as the first step to progress, but that’s exactly what they are</text:p>
      <text:p text:style-name="P4"/>
      <text:p text:style-name="P4">Preserving your faith in certain plans, relationships or even ideals in the face of cynical individuals is challenging at the best of times</text:p>
      <text:p text:style-name="P4"/>
      <text:p text:style-name="P4"/>
      <text:p text:style-name="P4"/>
      <text:p text:style-name="P16"/>
      <text:p text:style-name="P4"/>
      <text:p text:style-name="P4"/>
      <text:p text:style-name="P4"/>
      <text:p text:style-name="P4"/>
      <text:p text:style-name="Standard"/>
      <text:p text:style-name="Standard"><text:span text:style-name="T4">Los Angeles Times</text:span> - <text:s/>Holiday Mathis</text:p>
      <text:p text:style-name="P6">Financial options expand once the world finds out that you can do a job like nobody else can. In the meantime, the socializing you do helps too. Make yourself available for fun and friendship.<text:line-break/></text:p>
      <text:p text:style-name="P6">Obstacles on your career path can be overcome with a little strength and a lot of stamina. Concentrate on doing what you do well. Others lend their expertise, and together, you create a fine outcome.<text:line-break/></text:p>
      <text:p text:style-name="P6">You've got a sixth sense about how to solve other people's problems. You're right, but you've got to make the other person believe it too, or it does neither of you any good. Employ your powers of persuasion.<text:line-break/></text:p>
      <text:p text:style-name="Standard"><draw:line text:anchor-type="paragraph" draw:z-index="26" draw:style-name="gr2" draw:text-style-name="P7" svg:x1="-3.7638in" svg:y1="0.6335in" svg:x2="3.7382in" svg:y2="0.6335in"><text:p/></draw:line><text:span text:style-name="T10">Get ready for a flood of work. Is your support team in place? Test out your personal system of checks and balances to make sure that nothing gets washed away in this deluge.<text:line-break/></text:span></text:p>
      <text:p text:style-name="P6"/>
      <text:p text:style-name="Standard"><text:span text:style-name="T4">Chicago Sun-Times</text:span> – Georgia Nicols</text:p>
      <text:p text:style-name="P4">It's very likely at this time (perhaps even today) that bosses, parents, teachers and VIPs will notice you, and ask you to accept increased responsibilities. If this happens, don't hesitate to accept. You won't have to do anything special -- and everyone will think you're great.</text:p>
      <text:p text:style-name="P4"/>
      <text:p text:style-name="P4">Sometimes you're flashy, but generally, you like to fit in. You know the high nail on the fence is the first to get pounded. Nevertheless, this is your time of the year. It's all about you now. Enjoy the attention. </text:p>
      <text:p text:style-name="P4"/>
      <text:p text:style-name="P4">This is a very auspicious time for you to think about your long-term goals. Furthermore, it will benefit you to discuss these goals and dreams for the future with others -- friends, group members, whomever.</text:p>
      <text:p text:style-name="P4"/>
      <text:p text:style-name="P4">This is an excellent time to sort out loose details regarding shared property, insurance matters, estates, inheritances, debt, taxes and anything you own jointly with someone else. Return borrowed items. Reclaim things that were borrowed from you. (Including the piano.)</text:p>
      <text:p text:style-name="P17"><draw:frame text:anchor-type="paragraph" draw:z-index="3" draw:style-name="gr1" svg:width="6.7921in" svg:height="0.8539in" svg:x="0.0992in" svg:y="-0.0402in"><draw:text-box><text:p text:style-name="P11"><text:span text:style-name="T1">Cancer </text:span>(June 22 - July 22)</text:p><text:p><text:span text:style-name="T7">Most firearm accidents occur in the home. Avoid the chance of serious injury by getting shot repeatedly at work this week. </text:span><text:s/>--<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The more you fixate on a rival’s plus points, the more you exaggerate your faults. Competition is tough enough. You don’t need to add to it.</text:p>
      <text:p text:style-name="P3"/>
      <text:p text:style-name="P3">Once again a starting date is pushed back. Don’t be discouraged because this strengthens prospects for success. <text:bookmark text:name="VIRGO"/></text:p>
      <text:p text:style-name="P3"/>
      <text:p text:style-name="P3">A close friend comes into some money-- or receives perks that he can’t possibly use by himself. Stick close and benefit from trickle down economics. <text:bookmark text:name="LIBRA"/></text:p>
      <text:p text:style-name="P3"/>
      <text:p text:style-name="P3">Are people trying to steal your look? It’s been known to happen to fashionistas like yourself. Switch to beige for a few days and throw them off the scent. </text:p>
      <text:p text:style-name="Standard"/>
      <text:p text:style-name="Standard"/>
      <text:p text:style-name="Standard"/>
      <text:p text:style-name="Standard"/>
      <text:p text:style-name="Standard"><text:span text:style-name="T4">London Times </text:span>– Shelley von Strunckel</text:p>
      <text:p text:style-name="P4">The time and thought you invest in acknowledging what no longer serves you means you won’t be taking these with you into the future</text:p>
      <text:p text:style-name="P4"/>
      <text:p text:style-name="P4">There’s no avoiding the setbacks and tricky situations of the coming two weeks, but there’s actually no reason to worry</text:p>
      <text:p text:style-name="P4"/>
      <text:p text:style-name="P4">Recent practical problems and difference with others have put you in a reflective mood</text:p>
      <text:p text:style-name="P4"/>
      <text:p text:style-name="P4">Obviously, you won't be pleased that you're facing a series of obstacles</text:p>
      <text:p text:style-name="Standard"/>
      <text:p text:style-name="Standard"/>
      <text:p text:style-name="P5"/>
      <text:p text:style-name="Standard"/>
      <text:p text:style-name="Standard"/>
      <text:p text:style-name="Standard"/>
      <text:p text:style-name="Standard"/>
      <text:p text:style-name="Standard"/>
      <text:p text:style-name="Standard"><text:span text:style-name="T4">Los Angeles Times</text:span> - <text:s/>Holiday Mathis</text:p>
      <text:p text:style-name="P6">Restlessness isn't necessarily a signal that you need a change. It's probably resistance to diving into the job at hand. And it goes away 15 minutes into the task.<text:line-break/></text:p>
      <text:p text:style-name="P6">Destiny is in your hands. Strike the words "hope" and "should" from your vocabulary. Now, you're either doing it or not doing it. Success relies on embracing that simplicity.<text:line-break/></text:p>
      <text:p text:style-name="P6">The planets give you communication with a twist now, as you consider the multiple meanings behind everything that is said. Yes, a statement can be taken in several different ways. Just pick the one that feels right.<text:line-break/></text:p>
      <text:p text:style-name="Standard"><text:span text:style-name="T10">What you want to give might not be what others need. But with a slight tweak to your output, the result is a feeling of real contribution and then incredible self-esteem.<text:line-break/></text:span></text:p>
      <text:p text:style-name="P6"><draw:line text:anchor-type="paragraph" draw:z-index="27" draw:style-name="gr2" draw:text-style-name="P7" svg:x1="-3.7535in" svg:y1="0.011in" svg:x2="3.7181in" svg:y2="0.011in"><text:p/></draw:line></text:p>
      <text:p text:style-name="P6"/>
      <text:p text:style-name="Standard"><text:span text:style-name="T4">Chicago Sun-Times</text:span> – Georgia Nicols</text:p>
      <text:p text:style-name="P4">Success comes more easily if you know how to go with the flow. Sometimes you should hunker down at home and keep a low profile. Other times, you need to go out and flash your colors. Now is the time to get out and talk to everyone, unless you're reading, writing and studying.</text:p>
      <text:p text:style-name="P4"/>
      <text:p text:style-name="P4">This is an appropriate time to give serious thought to your values. Yes, you're thinking about money: how to earn it and how to spend it. But that's just level one. What about going deeper? For example, for you -- what really matters in life?</text:p>
      <text:p text:style-name="P4"/>
      <text:p text:style-name="P4">It's important for you to set aside some quiet time to ponder life and its fluctuating randomness. When your birthday arrives, your new year will be coming up. What do you want this next year to be all about? Hmm?</text:p>
      <text:p text:style-name="P4"/>
      <text:p text:style-name="P4">Because the sun opposes your sign now, you might get the feeling that others are opposing you, as well. Actually, this could be the case. But often it's just your perception. The next two weeks are a great opportunity for you to learn more about how you relate to others. Why not take a peek?</text:p>
      <text:p text:style-name="P14"/>
      <text:p text:style-name="P17"><draw:frame text:anchor-type="paragraph" draw:z-index="4" draw:style-name="gr1" svg:width="6.7921in" svg:height="0.8539in" svg:x="0.0992in" svg:y="-0.0402in"><draw:text-box><text:p text:style-name="P11"><text:span text:style-name="T1">Leo</text:span> (July 23 - August 22)</text:p><text:p><text:span text:style-name="T7">Your meticulous attention to detail willl once again ruin an other-wise fun and pleasureable pasttime. </text:span><text:s/>--<text:span text:style-name="T2">The Onion</text:span></text:p></draw:text-box></draw:frame></text:p>
      <text:p text:style-name="P1"><text:span text:style-name="T3"/></text:p>
      <text:p text:style-name="P18"/>
      <text:h text:style-name="P13" text:outline-level="3" text:is-list-header="true">San Francisco Chronicle –<text:span text:style-name="T5"> Christopher Renstrom</text:span></text:h>
      <text:p text:style-name="P3">Once again a starting date is pushed back. Don’t be discouraged because this strengthens prospects for success. </text:p>
      <text:p text:style-name="P3"/>
      <text:p text:style-name="P3">A close friend comes into some money-- or receives perks that he can’t possibly use by himself. Stick close and benefit from trickle down economics. </text:p>
      <text:p text:style-name="P3"/>
      <text:p text:style-name="P3">Are people trying to steal your look? It’s been known to happen to fashionistas like yourself. Switch to beige for a few days and throw them off the scent. </text:p>
      <text:p text:style-name="P3"/>
      <text:p text:style-name="P3">You’re at the breaking point with a loved one, but hang in there. You’re both stubborn, which is why change is never easy—but it’s on the way. </text:p>
      <text:p text:style-name="P3"/>
      <text:p text:style-name="P3"/>
      <text:p text:style-name="P3"/>
      <text:p text:style-name="P3"/>
      <text:p text:style-name="Standard"/>
      <text:p text:style-name="Standard"><text:span text:style-name="T4">London Times </text:span>– Shelley von Strunckel</text:p>
      <text:p text:style-name="P4">There’s no avoiding the setbacks and tricky situations of the coming two weeks, but there’s actually no reason to worry</text:p>
      <text:p text:style-name="P4"/>
      <text:p text:style-name="P4">One of your strengths is that you're superb in a crisis. Now, even you will find that you're facing a challenge</text:p>
      <text:p text:style-name="P4"/>
      <text:p text:style-name="P4">The time and thought you invest in acknowledging what no longer serves you means you won’t be taking these with you into the future</text:p>
      <text:p text:style-name="P4"/>
      <text:p text:style-name="P4">Recent practical problems and difference with others have put you in a reflective mood</text:p>
      <text:p text:style-name="P4"/>
      <text:p text:style-name="P4"/>
      <text:p text:style-name="P16"/>
      <text:p text:style-name="P4"/>
      <text:p text:style-name="P4"/>
      <text:p text:style-name="Standard"/>
      <text:p text:style-name="Standard"/>
      <text:p text:style-name="Standard"><text:span text:style-name="T4">Los Angeles Times</text:span> - <text:s/>Holiday Mathis</text:p>
      <text:p text:style-name="P6">The treadmill of your working life takes more energy than usual. Rest tonight, and don't hang onto useless worries, like whether or not you've done enough or made enough money.</text:p>
      <text:p text:style-name="P6"/>
      <text:p text:style-name="P6">Obstacles on your career path can be overcome with a little strength and a lot of stamina. Concentrate on doing what you do well. Others lend their expertise, and together, you create a fine outcome.<text:line-break/></text:p>
      <text:p text:style-name="P6">Destiny is in your hands. Strike the words "hope" and "should" from your vocabulary. Now, you're either doing it or not doing it. Success relies on embracing that simplicity.</text:p>
      <text:p text:style-name="P6"/>
      <text:p text:style-name="Standard"><draw:line text:anchor-type="paragraph" draw:z-index="28" draw:style-name="gr2" draw:text-style-name="P7" svg:x1="-3.7638in" svg:y1="0.8543in" svg:x2="3.7382in" svg:y2="0.8543in"><text:p/></draw:line><text:span text:style-name="T10">You've got a sixth sense about how to solve other people's problems. You're right, but you've got to make the other person believe it too, or it does neither of you any good. Employ your powers of persuasion.<text:line-break/></text:span></text:p>
      <text:p text:style-name="P6"/>
      <text:p text:style-name="P6"/>
      <text:p text:style-name="Standard"><text:span text:style-name="T4">Chicago Sun-Times</text:span> – Georgia Nicols</text:p>
      <text:p text:style-name="P4">This is a very auspicious time for you to think about your long-term goals. Furthermore, it will benefit you to discuss these goals and dreams for the future with others -- friends, group members, whomever.</text:p>
      <text:p text:style-name="P4"/>
      <text:p text:style-name="P4">It's very likely at this time (perhaps even today) that bosses, parents, teachers and VIPs will notice you, and ask you to accept increased responsibilities. If this happens, don't hesitate to accept. You won't have to do anything special -- and everyone will think you're great.</text:p>
      <text:p text:style-name="P4"/>
      <text:p text:style-name="P4">No matter how hard you're working right now, make extra time to have fun. Romance, love affairs, sports, playful times with children and anything to do with the arts or the entertainment world are where it's at for you. Set aside time for fun.</text:p>
      <text:p text:style-name="P4"/>
      <text:p text:style-name="P4">Try to get as much done as you can right now because you actually have the energy and the motivation to do a lot. In other words, make hay while the sun shines. It's also a good time to address health issues and do anything to clean up your act. Cut back on booze, smokes, coffee and French fries. (Wa, wa.)</text:p>
      <text:p text:style-name="P19"/>
      <text:p text:style-name="P17"><draw:frame text:anchor-type="paragraph" draw:z-index="5" draw:style-name="gr1" svg:width="6.7921in" svg:height="0.8539in" svg:x="0.0992in" svg:y="-0.0402in"><draw:text-box><text:p text:style-name="P11"><text:span text:style-name="T1">Virgo </text:span>(August 23 - September 22)</text:p><text:p><text:span text:style-name="T7">Fears of dying alone will soon be allayed when more than 2,000 fire ants keep you company during those last terrifying minutes.</text:span> --<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A close friend comes into some money-- or receives perks that he can’t possibly use by himself. Stick close and benefit from trickle down economics. </text:p>
      <text:p text:style-name="P3"/>
      <text:p text:style-name="P3">Are people trying to steal your look? It’s been known to happen to fashionistas like yourself. Switch to beige for a few days and throw them off the scent. </text:p>
      <text:p text:style-name="P3"/>
      <text:p text:style-name="P3">You’re at the breaking point with a loved one, but hang in there. You’re both stubborn, which is why change is never easy—but it’s on the way. </text:p>
      <text:p text:style-name="P3"/>
      <text:p text:style-name="P3">If you’re gong to hang with that guy you know you shouldn’t be seen with, then bring along a chaperone. Neighborhood gossips are out in droves. </text:p>
      <text:p text:style-name="Standard"/>
      <text:p text:style-name="Standard"/>
      <text:p text:style-name="Standard"/>
      <text:p text:style-name="Standard"/>
      <text:p text:style-name="Standard"><text:span text:style-name="T4">London Times </text:span>– Shelley von Strunckel</text:p>
      <text:p text:style-name="P4">The time and thought you invest in acknowledging what no longer serves you means you won’t be taking these with you into the future</text:p>
      <text:p text:style-name="P4"/>
      <text:p text:style-name="P4">For ages there’s been talk of changes in your work or lifestyle. This has been going on for so long that you’re really not taking it seriously</text:p>
      <text:p text:style-name="P4"/>
      <text:p text:style-name="P4">One of your strengths is that you're superb in a crisis. Now, even you will find that you're facing a challenge</text:p>
      <text:p text:style-name="P4"/>
      <text:p text:style-name="P4">There’s no avoiding the setbacks and tricky situations of the coming two weeks, but there’s actually no reason to worry</text:p>
      <text:p text:style-name="P4"/>
      <text:p text:style-name="P4"/>
      <text:p text:style-name="P16"/>
      <text:p text:style-name="P4"/>
      <text:p text:style-name="P4"/>
      <text:p text:style-name="P4"/>
      <text:p text:style-name="P4"/>
      <text:p text:style-name="Standard"/>
      <text:p text:style-name="Standard"/>
      <text:p text:style-name="Standard"><text:span text:style-name="T4">Los Angeles Times</text:span> - <text:s/>Holiday Mathis</text:p>
      <text:p text:style-name="P6">Obstacles on your career path can be overcome with a little strength and a lot of stamina. Concentrate on doing what you do well. Others lend their expertise, and together, you create a fine outcome.<text:line-break/></text:p>
      <text:p text:style-name="P6">There's no time to move that mountain in front of you. Blaze a trail around it, assuming there's not already a well-worn path. Before you make any move, ask the people who should know.<text:line-break/></text:p>
      <text:p text:style-name="P6">Don't let a project drag on. You're about 10 steps away. Rally the troops to sprint to the finish line. Tonight features fun intrigue. Everyone is jealous of everyone else.<text:line-break/></text:p>
      <text:p text:style-name="Standard"><text:span text:style-name="T10">You're fast becoming comfortable in a situation, but you'll change that. You don't want to get lazy or stagnate in a scene that's far below your abilities. </text:span></text:p>
      <text:p text:style-name="Standard"/>
      <text:p text:style-name="Standard"><draw:line text:anchor-type="paragraph" draw:z-index="29" draw:style-name="gr2" draw:text-style-name="P7" svg:x1="-3.7535in" svg:y1="0.0181in" svg:x2="3.7283in" svg:y2="0.0181in"><text:p/></draw:line></text:p>
      <text:p text:style-name="Standard"/>
      <text:p text:style-name="Standard"><text:span text:style-name="T4">Chicago Sun-Times</text:span> – Georgia Nicols</text:p>
      <text:p text:style-name="P4">Sometimes you're flashy, but generally, you like to fit in. You know the high nail on the fence is the first to get pounded. Nevertheless, this is your time of the year. It's all about you now. Enjoy the attention. </text:p>
      <text:p text:style-name="P4"/>
      <text:p text:style-name="P4">It's important for you to set aside some quiet time to ponder life and its fluctuating randomness. When your birthday arrives, your new year will be coming up. What do you want this next year to be all about? Hmm?</text:p>
      <text:p text:style-name="P4"/>
      <text:p text:style-name="P4">This is a very auspicious time for you to think about your long-term goals. Furthermore, it will benefit you to discuss these goals and dreams for the future with others -- friends, group members, whomever.</text:p>
      <text:p text:style-name="P4"/>
      <text:p text:style-name="P4">No matter how hard you're working right now, make extra time to have fun. Romance, love affairs, sports, playful times with children and anything to do with the arts or the entertainment world are where it's at for you. Set aside time for fun.</text:p>
      <text:p text:style-name="P19"/>
      <text:p text:style-name="P17"><draw:frame text:anchor-type="paragraph" draw:z-index="6" draw:style-name="gr1" svg:width="6.7921in" svg:height="0.8539in" svg:x="0.0992in" svg:y="-0.0402in"><draw:text-box><text:p text:style-name="P11"><text:span text:style-name="T1">Libra </text:span>(September 23 - October 23)</text:p><text:p text:style-name="P11">Your zodiac sign will continue to grow more ironic with each and every meal you choose to consume. <text:s/>--<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Are people trying to steal your look? It’s been known to happen to fashionistas like yourself. Switch to beige for a few days and throw them off the scent. </text:p>
      <text:p text:style-name="P3"/>
      <text:p text:style-name="P3">You’re at the breaking point with a loved one, but hang in there. You’re both stubborn, which is why change is never easy—but it’s on the way. </text:p>
      <text:p text:style-name="P3"/>
      <text:p text:style-name="P3">You don’t like going behind anyone’s back to get things done, but a supervisor left you no choice. Do what you know is right. </text:p>
      <text:p text:style-name="P3"/>
      <text:p text:style-name="P3">If you’re gong to hang with that guy you know you shouldn’t be seen with, then bring along a chaperone. Neighborhood gossips are out in droves. </text:p>
      <text:p text:style-name="Standard"/>
      <text:p text:style-name="Standard"/>
      <text:p text:style-name="Standard"/>
      <text:p text:style-name="Standard"/>
      <text:p text:style-name="Standard"><text:span text:style-name="T4">London Times </text:span>– Shelley von Strunckel</text:p>
      <text:p text:style-name="P4">One of your strengths is that you're superb in a crisis. Now, even you will find that you're facing a challenge</text:p>
      <text:p text:style-name="P4"/>
      <text:p text:style-name="P4">Preserving your faith in certain plans, relationships or even ideals in the face of cynical individuals is challenging at the best of times</text:p>
      <text:p text:style-name="P4"/>
      <text:p text:style-name="P4">For ages there’s been talk of changes in your work or lifestyle. This has been going on for so long that you’re really not taking it seriously</text:p>
      <text:p text:style-name="P4"/>
      <text:p text:style-name="P4">There’s no avoiding the setbacks and tricky situations of the coming two weeks, but there’s actually no reason to worry</text:p>
      <text:p text:style-name="P4"/>
      <text:p text:style-name="P4"/>
      <text:p text:style-name="P16"/>
      <text:p text:style-name="P4"/>
      <text:p text:style-name="P4"/>
      <text:p text:style-name="P4"/>
      <text:p text:style-name="P4"/>
      <text:p text:style-name="Standard"/>
      <text:p text:style-name="Standard"/>
      <text:p text:style-name="Standard"><text:span text:style-name="T4">Los Angeles Times</text:span> - <text:s/>Holiday Mathis</text:p>
      <text:p text:style-name="P6">What you want to give might not be what others need. But with a slight tweak to your output, the result is a feeling of real contribution and then incredible self-esteem.</text:p>
      <text:p text:style-name="P6"/>
      <text:p text:style-name="P6">The planets give you communication with a twist now, as you consider the multiple meanings behind everything that is said. Yes, a statement can be taken in several different ways. Just pick the one that feels right.<text:line-break/></text:p>
      <text:p text:style-name="P6">You're fast becoming comfortable in a situation, but you'll change that. You don't want to get lazy or stagnate in a scene that's far below your abilities. </text:p>
      <text:p text:style-name="P6"/>
      <text:p text:style-name="Standard"><draw:line text:anchor-type="paragraph" draw:z-index="30" draw:style-name="gr2" draw:text-style-name="P7" svg:x1="-3.7638in" svg:y1="0.6807in" svg:x2="3.7382in" svg:y2="0.6807in"><text:p/></draw:line><text:span text:style-name="T10">Financial options expand once the world finds out that you can do a job like nobody else can. In the meantime, the socializing you do helps too. Make yourself available for fun and friendship.<text:line-break/></text:span></text:p>
      <text:p text:style-name="P6"/>
      <text:p text:style-name="P6"/>
      <text:p text:style-name="Standard"><text:span text:style-name="T4">Chicago Sun-Times</text:span> – Georgia Nicols</text:p>
      <text:p text:style-name="P4">It's very likely at this time (perhaps even today) that bosses, parents, teachers and VIPs will notice you, and ask you to accept increased responsibilities. If this happens, don't hesitate to accept. You won't have to do anything special -- and everyone will think you're great.</text:p>
      <text:p text:style-name="P4"/>
      <text:p text:style-name="P4">Publishing, the media, higher education, medicine and the law really get a boost now in your life. Some of you will be traveling, as well. The bottom line is simply this: You're eager to learn something. You want adventure. You want more out of life. Ladies and gentlemen, start your engines.</text:p>
      <text:p text:style-name="P4"/>
      <text:p text:style-name="P4">Sometimes you're flashy, but generally, you like to fit in. You know the high nail on the fence is the first to get pounded. Nevertheless, this is your time of the year. It's all about you now. Enjoy the attention. </text:p>
      <text:p text:style-name="P4"/>
      <text:p text:style-name="P4">Time spent at home alone can be productive, especially psychologically and emotionally. For some reason, you're very thoughtful about your family and personal life. Childhood memories are popping up. You need time to digest this. (To improve your memory, lend people money.)</text:p>
      <text:p text:style-name="P19"/>
      <text:p text:style-name="P17"><draw:frame text:anchor-type="paragraph" draw:z-index="7" draw:style-name="gr1" svg:width="6.7921in" svg:height="0.8539in" svg:x="0.0992in" svg:y="-0.0402in"><draw:text-box><text:p text:style-name="P11"><text:span text:style-name="T1">Scorpio</text:span> (October 24 - November 21)</text:p><text:p><text:span text:style-name="T7">A head surgeon and two operating nurses will soon stage a comedy of errors atop your anesthetized chest. </text:span><text:s/>--<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You’re at the breaking point with a loved one, but hang in there. You’re both stubborn, which is why change is never easy—but it’s on the way. </text:p>
      <text:p text:style-name="P3"/>
      <text:p text:style-name="P3">If you’re gong to hang with that guy you know you shouldn’t be seen with, then bring along a chaperone. Neighborhood gossips are out in droves. </text:p>
      <text:p text:style-name="P3"/>
      <text:p text:style-name="P3"><text:bookmark text:name="AQUARIUS"/>You don’t like going behind anyone’s back to get things done, but a supervisor left you no choice. Do what you know is right. </text:p>
      <text:p text:style-name="P3"/>
      <text:p text:style-name="P3">How do you move passed an impasse with a loved one? When you ask a question try not to answer it for him. You may get somewhere. </text:p>
      <text:p text:style-name="Standard"/>
      <text:p text:style-name="Standard"/>
      <text:p text:style-name="Standard"/>
      <text:p text:style-name="Standard"/>
      <text:p text:style-name="Standard"/>
      <text:p text:style-name="Standard"><text:span text:style-name="T4">London Times </text:span>– Shelley von Strunckel</text:p>
      <text:p text:style-name="P4">One of your strengths is that you're superb in a crisis. Now, even you will find that you're facing a challenge</text:p>
      <text:p text:style-name="P4"/>
      <text:p text:style-name="P4">When fantastic planetary activity involving your ruler, Pluto, begins a life-changing cycle that could come true</text:p>
      <text:p text:style-name="P4"/>
      <text:p text:style-name="P4">Preserving your faith in certain plans, relationships or even ideals in the face of cynical individuals is challenging at the best of times</text:p>
      <text:p text:style-name="P4"/>
      <text:p text:style-name="P4">For ages there’s been talk of changes in your work or lifestyle. This has been going on for so long that you’re really not taking it seriously</text:p>
      <text:p text:style-name="P4"/>
      <text:p text:style-name="P4"/>
      <text:p text:style-name="P16"/>
      <text:p text:style-name="P4"/>
      <text:p text:style-name="P4"/>
      <text:p text:style-name="P4"/>
      <text:p text:style-name="P4"/>
      <text:p text:style-name="Standard"/>
      <text:p text:style-name="Standard"/>
      <text:p text:style-name="Standard"><text:span text:style-name="T4">Los Angeles Times</text:span> - <text:s/>Holiday Mathis</text:p>
      <text:p text:style-name="P6">Don't let a project drag on. You're about 10 steps away. Rally the troops to sprint to the finish line. Tonight features fun intrigue. Everyone is jealous of everyone else.</text:p>
      <text:p text:style-name="P6"/>
      <text:p text:style-name="P6">The planets give you communication with a twist now, as you consider the multiple meanings behind everything that is said. Yes, a statement can be taken in several different ways. Just pick the one that feels right.<text:line-break/></text:p>
      <text:p text:style-name="P6">The treadmill of your working life takes more energy than usual. Rest tonight, and don't hang onto useless worries, like whether or not you've done enough or made enough money.<text:line-break/></text:p>
      <text:p text:style-name="Standard"><draw:line text:anchor-type="paragraph" draw:z-index="31" draw:style-name="gr2" draw:text-style-name="P7" svg:x1="-3.7638in" svg:y1="0.8209in" svg:x2="3.7382in" svg:y2="0.8209in"><text:p/></draw:line><text:span text:style-name="T10">Obstacles on your career path can be overcome with a little strength and a lot of stamina. Concentrate on doing what you do well. Others lend their expertise, and together, you create a fine outcome.<text:line-break/></text:span></text:p>
      <text:p text:style-name="P6"/>
      <text:p text:style-name="P6"/>
      <text:p text:style-name="Standard"><text:span text:style-name="T4">Chicago Sun-Times</text:span> – Georgia Nicols</text:p>
      <text:p text:style-name="P4">Sometimes you're flashy, but generally, you like to fit in. You know the high nail on the fence is the first to get pounded. Nevertheless, this is your time of the year. It's all about you now. Enjoy the attention. </text:p>
      <text:p text:style-name="P4"/>
      <text:p text:style-name="P4">This is a very auspicious time for you to think about your long-term goals. Furthermore, it will benefit you to discuss these goals and dreams for the future with others -- friends, group members, whomever.</text:p>
      <text:p text:style-name="P4"/>
      <text:p text:style-name="P4">No matter how hard you're working right now, make extra time to have fun. Romance, love affairs, sports, playful times with children and anything to do with the arts or the entertainment world are where it's at for you. Set aside time for fun.</text:p>
      <text:p text:style-name="P4"/>
      <text:p text:style-name="P4">Success comes more easily if you know how to go with the flow. Sometimes you should hunker down at home and keep a low profile. Other times, you need to go out and flash your colors. Now is the time to get out and talk to everyone, unless you're reading, writing and studying.</text:p>
      <text:p text:style-name="P14"/>
      <text:p text:style-name="P17"><draw:frame text:anchor-type="paragraph" draw:z-index="8" draw:style-name="gr1" svg:width="6.7921in" svg:height="0.8539in" svg:x="0.0992in" svg:y="-0.0402in"><draw:text-box><text:p text:style-name="P11"><text:span text:style-name="T1">Sagittarius</text:span> (November 22 - December 21)</text:p><text:p><text:span text:style-name="T7">Dyslexia may be a serious affliction, but so is abusing it in order to attain triple-letter scores when playing Scrabble. </text:span><text:s/>--<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If you’re gong to hang with that guy you know you shouldn’t be seen with, then bring along a chaperone. Neighborhood gossips are out in droves. </text:p>
      <text:p text:style-name="P3"/>
      <text:p text:style-name="P3"><text:bookmark text:name="AQUARIUS1"/>You don’t like going behind anyone’s back to get things done, but a supervisor left you no choice. Do what you know is right. </text:p>
      <text:p text:style-name="P3"/>
      <text:p text:style-name="P3">How do you move passed an impasse with a loved one? When you ask a question try not to answer it for him. You may get somewhere. </text:p>
      <text:p text:style-name="P3"/>
      <text:p text:style-name="P3">It’s the perfect day for playing around with the photo editing feature on your computer. You feel so creative! But wait until you get home from work to express yourself.</text:p>
      <text:p text:style-name="Standard"/>
      <text:p text:style-name="Standard"/>
      <text:p text:style-name="Standard"/>
      <text:p text:style-name="Standard"/>
      <text:p text:style-name="Standard"><text:span text:style-name="T4">London Times </text:span>– Shelley von Strunckel</text:p>
      <text:p text:style-name="P4">When fantastic planetary activity involving your ruler, Pluto, begins a life-changing cycle that could come true</text:p>
      <text:p text:style-name="P4"/>
      <text:p text:style-name="P4">It’s unusual to regard problems as the first step to progress, but that’s exactly what they are</text:p>
      <text:p text:style-name="P4"/>
      <text:p text:style-name="P4">Preserving your faith in certain plans, relationships or even ideals in the face of cynical individuals is challenging at the best of times</text:p>
      <text:p text:style-name="P4"/>
      <text:p text:style-name="P4">For ages there’s been talk of changes in your work or lifestyle. This has been going on for so long that you’re really not taking it seriously</text:p>
      <text:p text:style-name="P4"/>
      <text:p text:style-name="P4"/>
      <text:p text:style-name="P16"/>
      <text:p text:style-name="P4"/>
      <text:p text:style-name="P4"/>
      <text:p text:style-name="P4"/>
      <text:p text:style-name="P4"/>
      <text:p text:style-name="Standard"/>
      <text:p text:style-name="Standard"/>
      <text:p text:style-name="Standard"><text:span text:style-name="T4">Los Angeles Times</text:span> - <text:s/>Holiday Mathis</text:p>
      <text:p text:style-name="P6">Obstacles on your career path can be overcome with a little strength and a lot of stamina. Concentrate on doing what you do well. Others lend their expertise, and together, you create a fine outcome.<text:line-break/></text:p>
      <text:p text:style-name="P6">What you want to give might not be what others need. But with a slight tweak to your output, the result is a feeling of real contribution and then incredible self-esteem.</text:p>
      <text:p text:style-name="P6"/>
      <text:p text:style-name="P6">Financial options expand once the world finds out that you can do a job like nobody else can. In the meantime, the socializing you do helps too. Make yourself available for fun and friendship.<text:line-break/></text:p>
      <text:p text:style-name="Standard"><text:span text:style-name="T10">Restlessness isn't necessarily a signal that you need a change. It's probably resistance to diving into the job at hand. And it goes away 15 minutes into the task.</text:span></text:p>
      <text:p text:style-name="Standard"/>
      <text:p text:style-name="Standard"><draw:line text:anchor-type="paragraph" draw:z-index="32" draw:style-name="gr2" draw:text-style-name="P7" svg:x1="-3.7638in" svg:y1="0.0181in" svg:x2="3.7181in" svg:y2="0.0181in"><text:p/></draw:line></text:p>
      <text:p text:style-name="Standard"><text:span text:style-name="T4">Chicago Sun-Times</text:span> – Georgia Nicols</text:p>
      <text:p text:style-name="P4">Try to get as much done as you can right now because you actually have the energy and the motivation to do a lot. In other words, make hay while the sun shines. It's also a good time to address health issues and do anything to clean up your act. Cut back on booze, smokes, coffee and French fries. (Wa, wa.)</text:p>
      <text:p text:style-name="P4"/>
      <text:p text:style-name="P4">Because the sun opposes your sign now, you might get the feeling that others are opposing you, as well. Actually, this could be the case. But often it's just your perception. The next two weeks are a great opportunity for you to learn more about how you relate to others. Why not take a peek?</text:p>
      <text:p text:style-name="P4"/>
      <text:p text:style-name="P4"><text:s/>This is an excellent time to sort out loose details regarding shared property, insurance matters, estates, inheritances, debt, taxes and anything you own jointly with someone else. Return borrowed items. Reclaim things that were borrowed from you. (Including the piano.)</text:p>
      <text:p text:style-name="P4"/>
      <text:p text:style-name="P4">This is an appropriate time to give serious thought to your values. Yes, you're thinking about money: how to earn it and how to spend it. But that's just level one. What about going deeper? For example, for you -- what really matters in life?</text:p>
      <text:p text:style-name="P19"/>
      <text:p text:style-name="P17"><draw:frame text:anchor-type="paragraph" draw:z-index="9" draw:style-name="gr1" svg:width="6.7921in" svg:height="0.8539in" svg:x="0.0992in" svg:y="-0.0402in"><draw:text-box><text:p text:style-name="P11"><text:span text:style-name="T1">Capricorn</text:span> (December 22 - January 19)</text:p><text:p><text:span text:style-name="T7">The best way to survive a grizzly bear attack is to play dead. Look to your wife and children for pointers on realism. </text:span><text:s/>--<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text:bookmark text:name="AQUARIUS2"/>You don’t like going behind anyone’s back to get things done, but a supervisor left you no choice. Do what you know is right. </text:p>
      <text:p text:style-name="P3"/>
      <text:p text:style-name="P3">How do you move passed an impasse with a loved one? When you ask a question try not to answer it for him. You may get somewhere. </text:p>
      <text:p text:style-name="P3"/>
      <text:p text:style-name="P3">It’s the perfect day for playing around with the photo editing feature on your computer. You feel so creative! But wait until you get home from work to express yourself.</text:p>
      <text:p text:style-name="P3"/>
      <text:p text:style-name="P3">You’ve had all you can take of people’s problems and are ready for a change of scene. Run, don’t walk! </text:p>
      <text:p text:style-name="Standard"/>
      <text:p text:style-name="Standard"/>
      <text:p text:style-name="Standard"/>
      <text:p text:style-name="Standard"/>
      <text:p text:style-name="Standard"/>
      <text:p text:style-name="Standard"><text:span text:style-name="T4">London Times </text:span>– Shelley von Strunckel</text:p>
      <text:p text:style-name="P4">When fantastic planetary activity involving your ruler, Pluto, begins a life-changing cycle that could come true</text:p>
      <text:p text:style-name="P4"/>
      <text:p text:style-name="P4">You can deal with almost anybody as long as you can figure out what makes them tick. Knowing this, you can plan </text:p>
      <text:p text:style-name="P4"/>
      <text:p text:style-name="P4">It’s unusual to regard problems as the first step to progress, but that’s exactly what they are</text:p>
      <text:p text:style-name="P4"/>
      <text:p text:style-name="P4">Preserving your faith in certain plans, relationships or even ideals in the face of cynical individuals is challenging at the best of times</text:p>
      <text:p text:style-name="Standard"/>
      <text:p text:style-name="Standard"/>
      <text:p text:style-name="P5"/>
      <text:p text:style-name="Standard"/>
      <text:p text:style-name="Standard"/>
      <text:p text:style-name="Standard"/>
      <text:p text:style-name="Standard"/>
      <text:p text:style-name="Standard"/>
      <text:p text:style-name="Standard"><text:span text:style-name="T4">Los Angeles Times</text:span> - <text:s/>Holiday Mathis</text:p>
      <text:p text:style-name="P6">Restlessness isn't necessarily a signal that you need a change. It's probably resistance to diving into the job at hand. And it goes away 15 minutes into the task.</text:p>
      <text:p text:style-name="P6"/>
      <text:p text:style-name="P6">You're fast becoming comfortable in a situation, but you'll change that. You don't want to get lazy or stagnate in a scene that's far below your abilities. </text:p>
      <text:p text:style-name="P6"/>
      <text:p text:style-name="P6">Obstacles on your career path can be overcome with a little strength and a lot of stamina. Concentrate on doing what you do well. Others lend their expertise, and together, you create a fine outcome.<text:line-break/></text:p>
      <text:p text:style-name="P6">What you want to give might not be what others need. But with a slight tweak to your output, the result is a feeling of real contribution and then incredible self-esteem.</text:p>
      <text:p text:style-name="Standard"/>
      <text:p text:style-name="Standard"><draw:line text:anchor-type="paragraph" draw:z-index="33" draw:style-name="gr2" draw:text-style-name="P7" svg:x1="-3.7437in" svg:y1="0.0028in" svg:x2="3.7283in" svg:y2="0.0028in"><text:p/></draw:line></text:p>
      <text:p text:style-name="Standard"/>
      <text:p text:style-name="Standard"><text:span text:style-name="T4">Chicago Sun-Times</text:span> – Georgia Nicols</text:p>
      <text:p text:style-name="P4">This is an appropriate time to give serious thought to your values. Yes, you're thinking about money: how to earn it and how to spend it. But that's just level one. What about going deeper? For example, for you -- what really matters in life?</text:p>
      <text:p text:style-name="P4"/>
      <text:p text:style-name="P4"><text:s/>No matter how hard you're working right now, make extra time to have fun. Romance, love affairs, sports, playful times with children and anything to do with the arts or the entertainment world are where it's at for you. Set aside time for fun.</text:p>
      <text:p text:style-name="P4"/>
      <text:p text:style-name="P4">Publishing, the media, higher education, medicine and the law really get a boost now in your life. Some of you will be traveling, as well. The bottom line is simply this: You're eager to learn something. You want adventure. You want more out of life. Ladies and gentlemen, start your engines.</text:p>
      <text:p text:style-name="P4"/>
      <text:p text:style-name="P4">Sometimes you're flashy, but generally, you like to fit in. You know the high nail on the fence is the first to get pounded. Nevertheless, this is your time of the year. It's all about you now. Enjoy the attention. </text:p>
      <text:p text:style-name="P4"/>
      <text:p text:style-name="P19"/>
      <text:p text:style-name="P17"><draw:frame text:anchor-type="paragraph" draw:z-index="10" draw:style-name="gr1" svg:width="6.7921in" svg:height="0.8539in" svg:x="0.0992in" svg:y="-0.0402in"><draw:text-box><text:p text:style-name="P11"><text:span text:style-name="T1">Aquarius</text:span> (January 20 - February 18)</text:p><text:p><text:span text:style-name="T7">Sure, you may be having some second thoughts about it, but when was the last time a little vial of poison hurt anyone? </text:span><text:s/>--<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How do you move passed an impasse with a loved one? When you ask a question try not to answer it for him. You may get somewhere. </text:p>
      <text:p text:style-name="P3"/>
      <text:p text:style-name="P3">It’s the perfect day for playing around with the photo editing feature on your computer. You feel so creative! But wait until you get home from work to express yourself.</text:p>
      <text:p text:style-name="P3"/>
      <text:p text:style-name="P3">You’ve had all you can take of people’s problems and are ready for a change of scene. Run, don’t walk! </text:p>
      <text:p text:style-name="Standard"/>
      <text:p text:style-name="P3"><text:bookmark text:name="GEMINI1"/>Looking to expand your holiday entertaining repertory? Attend a wine tasting or enroll in a cooking class. Remember to sip and sample sparingly. </text:p>
      <text:p text:style-name="Standard"/>
      <text:p text:style-name="Standard"/>
      <text:p text:style-name="Standard"/>
      <text:p text:style-name="Standard"><text:span text:style-name="T4">London Times </text:span>– Shelley von Strunckel</text:p>
      <text:p text:style-name="P4">You can deal with almost anybody as long as you can figure out what makes them tick. Knowing this, you can plan </text:p>
      <text:p text:style-name="P4"/>
      <text:p text:style-name="P4">You’re supporting certain temperamental individuals who are having nervous breakdowns about the changes in their lives</text:p>
      <text:p text:style-name="P4"/>
      <text:p text:style-name="P4">When fantastic planetary activity involving your ruler, Pluto, begins a life-changing cycle that could come true</text:p>
      <text:p text:style-name="P4"/>
      <text:p text:style-name="P4">It’s unusual to regard problems as the first step to progress, but that’s exactly what they are</text:p>
      <text:p text:style-name="P4"/>
      <text:p text:style-name="P4"/>
      <text:p text:style-name="P16"/>
      <text:p text:style-name="P4"/>
      <text:p text:style-name="P4"/>
      <text:p text:style-name="P4"/>
      <text:p text:style-name="P4"/>
      <text:p text:style-name="Standard"/>
      <text:p text:style-name="Standard"/>
      <text:p text:style-name="Standard"><text:span text:style-name="T4">Los Angeles Times</text:span> - <text:s/>Holiday Mathis</text:p>
      <text:p text:style-name="P6">Financial options expand once the world finds out that you can do a job like nobody else can. In the meantime, the socializing you do helps too. Make yourself available for fun and friendship.<text:line-break/></text:p>
      <text:p text:style-name="P6">You're fast becoming comfortable in a situation, but you'll change that. You don't want to get lazy or stagnate in a scene that's far below your abilities. </text:p>
      <text:p text:style-name="P6"/>
      <text:p text:style-name="P6">There's no time to move that mountain in front of you. Blaze a trail around it, assuming there's not already a well-worn path. Before you make any move, ask the people who should know.<text:line-break/></text:p>
      <text:p text:style-name="P6">Destiny is in your hands. Strike the words "hope" and "should" from your vocabulary. Now, you're either doing it or not doing it. Success relies on embracing that simplicity.</text:p>
      <text:p text:style-name="Standard"/>
      <text:p text:style-name="Standard"><draw:line text:anchor-type="paragraph" draw:z-index="34" draw:style-name="gr2" draw:text-style-name="P7" svg:x1="-3.7638in" svg:y1="0.1472in" svg:x2="3.7083in" svg:y2="0.1472in"><text:p/></draw:line></text:p>
      <text:p text:style-name="Standard"/>
      <text:p text:style-name="Standard"><text:span text:style-name="T4">Chicago Sun-Times</text:span> – Georgia Nicols</text:p>
      <text:p text:style-name="P4">This is a very auspicious time for you to think about your long-term goals. Furthermore, it will benefit you to discuss these goals and dreams for the future with others -- friends, group members, whomever.</text:p>
      <text:p text:style-name="P4"/>
      <text:p text:style-name="P4">It's very likely at this time (perhaps even today) that bosses, parents, teachers and VIPs will notice you, and ask you to accept increased responsibilities. If this happens, don't hesitate to accept. You won't have to do anything special -- and everyone will think you're great.</text:p>
      <text:p text:style-name="P4"/>
      <text:p text:style-name="P4">Try to get as much done as you can right now because you actually have the energy and the motivation to do a lot. In other words, make hay while the sun shines. It's also a good time to address health issues and do anything to clean up your act. Cut back on booze, smokes, coffee and French fries. (Wa, wa.)</text:p>
      <text:p text:style-name="P4"/>
      <text:p text:style-name="P4">It's important for you to set aside some quiet time to ponder life and its fluctuating randomness. When your birthday arrives, your new year will be coming up. What do you want this next year to be all about? Hmm?</text:p>
      <text:p text:style-name="P19"/>
      <text:p text:style-name="P17"><draw:frame text:anchor-type="paragraph" draw:z-index="11" draw:style-name="gr1" svg:width="6.7921in" svg:height="0.7815in" svg:x="0.0992in" svg:y="-0.0402in"><draw:text-box><text:p text:style-name="P11"><text:span text:style-name="T1">Pisces</text:span> (February 19 - March 20)</text:p><text:p><text:span text:style-name="T7">The stars, though massive balls of plasma incapable of human emotion, pity you.</text:span> --<text:span text:style-name="T2">The Onion</text:span></text:p></draw:text-box></draw:frame><text:span text:style-name="T3"/></text:p>
      <text:p text:style-name="P1"><text:span text:style-name="T3"/></text:p>
      <text:p text:style-name="P18"/>
      <text:h text:style-name="P13" text:outline-level="3" text:is-list-header="true">San Francisco Chronicle –<text:span text:style-name="T5"> Christopher Renstrom</text:span></text:h>
      <text:p text:style-name="P3">It’s the perfect day for playing around with the photo editing feature on your computer. You feel so creative! But wait until you get home from work to express yourself.</text:p>
      <text:p text:style-name="P3"/>
      <text:p text:style-name="P3">You’ve had all you can take of people’s problems and are ready for a change of scene. Run, don’t walk! </text:p>
      <text:p text:style-name="P3"/>
      <text:p text:style-name="P3"><text:bookmark text:name="GEMINI2"/>Looking to expand your holiday entertaining repertory? Attend a wine tasting or enroll in a cooking class. Remember to sip and sample sparingly. </text:p>
      <text:p text:style-name="P3"/>
      <text:p text:style-name="P3">Be upfront because you’ll be getting the third degree from a boss today. If you are hiding something, then plead the Fifth. </text:p>
      <text:p text:style-name="Standard"/>
      <text:p text:style-name="Standard"/>
      <text:p text:style-name="Standard"/>
      <text:p text:style-name="Standard"/>
      <text:p text:style-name="Standard"/>
      <text:p text:style-name="Standard"><text:span text:style-name="T4">London Times </text:span>– Shelley von Strunckel</text:p>
      <text:p text:style-name="P4">When fantastic planetary activity involving your ruler, Pluto, begins a life-changing cycle that could come true</text:p>
      <text:p text:style-name="P4"/>
      <text:p text:style-name="P4">Uncaring as keeping your support to a minimum seems, it’s the only way you’ll avoid others’ dramas taking over your life</text:p>
      <text:p text:style-name="P4"/>
      <text:p text:style-name="P4">You can deal with almost anybody as long as you can figure out what makes them tick. Knowing this, you can plan </text:p>
      <text:p text:style-name="P4"/>
      <text:p text:style-name="P4">You’re supporting certain temperamental individuals who are having nervous breakdowns about the changes in their lives</text:p>
      <text:p text:style-name="P4"/>
      <text:p text:style-name="P4"/>
      <text:p text:style-name="P16"/>
      <text:p text:style-name="P4"/>
      <text:p text:style-name="P4"/>
      <text:p text:style-name="P4"/>
      <text:p text:style-name="P4"/>
      <text:p text:style-name="Standard"/>
      <text:p text:style-name="Standard"/>
      <text:p text:style-name="Standard"><text:span text:style-name="T4">Los Angeles Times</text:span> - <text:s/>Holiday Mathis</text:p>
      <text:p text:style-name="P6">Obstacles on your career path can be overcome with a little strength and a lot of stamina. Concentrate on doing what you do well. Others lend their expertise, and together, you create a fine outcome.<text:line-break/></text:p>
      <text:p text:style-name="P6">Don't let a project drag on. You're about 10 steps away. Rally the troops to sprint to the finish line. Tonight features fun intrigue. Everyone is jealous of everyone else.</text:p>
      <text:p text:style-name="P6"/>
      <text:p text:style-name="P6">Restlessness isn't necessarily a signal that you need a change. It's probably resistance to diving into the job at hand. And it goes away 15 minutes into the task.</text:p>
      <text:p text:style-name="P6"/>
      <text:p text:style-name="Standard"><draw:line text:anchor-type="paragraph" draw:z-index="35" draw:style-name="gr2" draw:text-style-name="P7" svg:x1="-3.7736in" svg:y1="0.7929in" svg:x2="3.7181in" svg:y2="0.7929in"><text:p/></draw:line><text:span text:style-name="T10">The planets give you communication with a twist now, as you consider the multiple meanings behind everything that is said. Yes, a statement can be taken in several different ways. Just pick the one that feels right.<text:line-break/></text:span></text:p>
      <text:p text:style-name="P6"/>
      <text:p text:style-name="Standard"><text:span text:style-name="T4">Chicago Sun-Times</text:span> – Georgia Nicols</text:p>
      <text:p text:style-name="P4">Try to get as much done as you can right now because you actually have the energy and the motivation to do a lot. In other words, make hay while the sun shines. It's also a good time to address health issues and do anything to clean up your act. Cut back on booze, smokes, coffee and French fries. (Wa, wa.)</text:p>
      <text:p text:style-name="P4"/>
      <text:p text:style-name="P4">This is an excellent time to sort out loose details regarding shared property, insurance matters, estates, inheritances, debt, taxes and anything you own jointly with someone else. Return borrowed items. Reclaim things that were borrowed from you. (Including the piano.)</text:p>
      <text:p text:style-name="P4"/>
      <text:p text:style-name="P4">Success comes more easily if you know how to go with the flow. Sometimes you should hunker down at home and keep a low profile. Other times, you need to go out and flash your colors. Now is the time to get out and talk to everyone, unless you're reading, writing and studying.</text:p>
      <text:p text:style-name="P4"/>
      <text:p text:style-name="P4">This is a very auspicious time for you to think about your long-term goals. Furthermore, it will benefit you to discuss these goals and dreams for the future with others -- friends, group members, whomev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ab-stops>
          <style:tab-stop style:position="0in"/>
          <style:tab-stop style:position="3.5in" style:type="center"/>
          <style:tab-stop style:position="6.9252in" style:type="right"/>
        </style:tab-stops>
      </style:paragraph-properties>
    </style:style>
    <style:style style:name="P2" style:family="paragraph" style:parent-style-name="Header">
      <style:paragraph-properties fo:text-align="center" style:justify-single-word="false"/>
    </style:style>
    <style:style style:name="P3" style:family="paragraph">
      <style:paragraph-properties fo:text-align="center"/>
    </style:style>
    <style:style style:name="T1" style:family="text">
      <style:text-properties style:text-position="super 58%"/>
    </style:style>
    <style:style style:name="T2" style:family="text">
      <style:text-properties fo:font-weight="bold" style:font-weight-asian="bold"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pm1">
      <style:page-layout-properties fo:page-width="8.5in" fo:page-height="11in" style:num-format="" style:print-orientation="portrait" fo:margin-top="0.4791in" fo:margin-bottom="0.7874in" fo:margin-left="0.5in" fo:margin-right="0.5in" style:shadow="none" fo:background-color="transparent" style:writing-mode="lr-tb" style:footnote-max-height="0in">
        <style:background-image/>
        <style:columns fo:column-count="2" fo:column-gap="0in">
          <style:column-sep style:width="0.0138in" style:color="#000000" style:height="90%" style:vertical-align="bottom"/>
          <style:column style:rel-width="4986*" fo:start-indent="0in" fo:end-indent="0in"/>
          <style:column style:rel-width="4986*" fo:start-indent="0in" fo:end-indent="0in"/>
        </style:columns>
        <style:footnote-sep style:width="0.0071in" style:distance-before-sep="0.0398in" style:distance-after-sep="0.0398in" style:adjustment="left" style:rel-width="25%" style:color="#000000"/>
      </style:page-layout-properties>
      <style:header-style>
        <style:header-footer-properties svg:height="0.8854in" fo:margin-left="0in" fo:margin-right="0in" fo:margin-bottom="0.2in" style:dynamic-spacing="false"/>
      </style:header-style>
      <style:footer-style/>
    </style:page-layout>
  </office:automatic-styles>
  <office:master-styles>
    <style:master-page style:name="Standard" style:page-layout-name="pm1">
      <style:header>
        <text:p text:style-name="P1"><text:s/>Lab 9 : Pseudoscience<text:tab/>Horoscopes<text:tab/>Tues, Nov 27<text:span text:style-name="T1">th</text:span>, 6-9pm</text:p>
        <text:p text:style-name="P2"><draw:line text:anchor-type="paragraph" draw:z-index="23" draw:style-name="gr1" draw:text-style-name="P3" svg:x1="6.9118in" svg:y1="0.4571in" svg:x2="0.0161in" svg:y2="0.4571in"><text:p/></draw:line>You should receive a handout for your astrological sign, with four different horoscopes from four different newspapers. <text:s/>For each group of horoscopes, circle the one that fits <text:span text:style-name="T2">you</text:span> best <text:span text:style-name="T2">toda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Kathryn Stanonik</meta:initial-creator>
    <meta:creation-date>2007-11-27T14:10:34</meta:creation-date>
    <dc:creator>Kathryn Stanonik</dc:creator>
    <dc:date>2007-11-28T11:45:06</dc:date>
    <meta:printed-by>Kathryn Stanonik</meta:printed-by>
    <meta:print-date>2007-11-27T16:04:42</meta:print-date>
    <dc:language>en-US</dc:language>
    <meta:editing-cycles>31</meta:editing-cycles>
    <meta:editing-duration>PT21H34M32S</meta:editing-duration>
    <meta:user-defined meta:name="Info 1"/>
    <meta:user-defined meta:name="Info 2"/>
    <meta:user-defined meta:name="Info 3"/>
    <meta:user-defined meta:name="Info 4"/>
    <meta:document-statistic meta:table-count="0" meta:image-count="0" meta:object-count="0" meta:page-count="12" meta:paragraph-count="242" meta:word-count="6157" meta:character-count="35161"/>
  </office:meta>
</office:document-meta>
</file>